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NPJ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TELEFONE 1</text:p>
          </table:table-cell>
          <table:table-cell table:style-name="ce1" office:value-type="string" calcext:value-type="string">
            <text:p>EMAIL 2</text:p>
          </table:table-cell>
          <table:table-cell office:value-type="string" calcext:value-type="string">
            <text:p>TELEFONE 2</text:p>
          </table:table-cell>
          <table:table-cell table:style-name="ce1" office:value-type="string" calcext:value-type="string">
            <text:p>EMAIL 3</text:p>
          </table:table-cell>
          <table:table-cell table:style-name="ce1" office:value-type="string" calcext:value-type="string">
            <text:p>TELEFONE 3</text:p>
          </table:table-cell>
        </table:table-row>
        <table:table-row table:style-name="ro2">
          <table:table-cell office:value-type="string" calcext:value-type="string">
            <text:p>04.884.082/0009-92</text:p>
          </table:table-cell>
          <table:table-cell office:value-type="string" calcext:value-type="string">
            <text:p><text:a xlink:href="https://www.jadlog.com.br/jadlog/home" xlink:type="simple">https://www.jadlog.com.br/jadlog/home</text:a></text:p>
          </table:table-cell>
          <table:table-cell office:value-type="string" calcext:value-type="string">
            <text:p>atendimento@jadlogbrasilia.com.br</text:p>
          </table:table-cell>
          <table:table-cell office:value-type="float" office:value="61992833386" calcext:value-type="float">
            <text:p>61992833386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10.355.651/0001-58</text:p>
          </table:table-cell>
          <table:table-cell office:value-type="string" calcext:value-type="string">
            <text:p><text:a xlink:href="https://jeolog.com.br/" xlink:type="simple">https://jeolog.com.br/</text:a></text:p>
          </table:table-cell>
          <table:table-cell office:value-type="string" calcext:value-type="string">
            <text:p>ouvidoria@jeolog.com.br</text:p>
          </table:table-cell>
          <table:table-cell office:value-type="float" office:value="6133637200" calcext:value-type="float">
            <text:p>6133637200</text:p>
          </table:table-cell>
          <table:table-cell/>
          <table:table-cell office:value-type="float" office:value="6239245523" calcext:value-type="float">
            <text:p>62392455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447.199/0004-92</text:p>
          </table:table-cell>
          <table:table-cell office:value-type="string" calcext:value-type="string">
            <text:p><text:a xlink:href="https://serranalog.com/" xlink:type="simple">https://serranalog.com/</text:a></text:p>
          </table:table-cell>
          <table:table-cell office:value-type="string" calcext:value-type="string">
            <text:p>contato@serranalog.com</text:p>
          </table:table-cell>
          <table:table-cell office:value-type="float" office:value="27999953196" calcext:value-type="float">
            <text:p>27999953196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14.030.776/0001-69</text:p>
          </table:table-cell>
          <table:table-cell office:value-type="string" calcext:value-type="string">
            <text:p><text:a xlink:href="http://versalog.com.br/" xlink:type="simple">http://versalog.com.br/</text:a></text:p>
          </table:table-cell>
          <table:table-cell office:value-type="string" calcext:value-type="string">
            <text:p>contato@versalog.com.br</text:p>
          </table:table-cell>
          <table:table-cell office:value-type="float" office:value="1149635963" calcext:value-type="float">
            <text:p>1149635963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52.548.435/0001-79</text:p>
          </table:table-cell>
          <table:table-cell office:value-type="string" calcext:value-type="string">
            <text:p><text:a xlink:href="https://jsl.com.br/" xlink:type="simple">https://jsl.com.br/</text:a></text:p>
          </table:table-cell>
          <table:table-cell office:value-type="string" calcext:value-type="string">
            <text:p>isabela.rodrigues@jsl.com.br</text:p>
          </table:table-cell>
          <table:table-cell office:value-type="float" office:value="8000195755" calcext:value-type="float">
            <text:p>8000195755</text:p>
          </table:table-cell>
          <table:table-cell/>
          <table:table-cell office:value-type="float" office:value="1131544000" calcext:value-type="float">
            <text:p>1131544000</text:p>
          </table:table-cell>
          <table:table-cell/>
          <table:table-cell table:style-name="ce1" office:value-type="float" office:value="1123777000" calcext:value-type="float">
            <text:p>1123777000</text:p>
          </table:table-cell>
        </table:table-row>
        <table:table-row table:style-name="ro2">
          <table:table-cell office:value-type="string" calcext:value-type="string">
            <text:p>03.853.202/0001-74</text:p>
          </table:table-cell>
          <table:table-cell office:value-type="string" calcext:value-type="string">
            <text:p><text:a xlink:href="https://alfaexpressdf.com.br/" xlink:type="simple">https://alfaexpressdf.com.br/</text:a></text:p>
          </table:table-cell>
          <table:table-cell office:value-type="string" calcext:value-type="string">
            <text:p>contato@alfaexpressdf.com.br</text:p>
          </table:table-cell>
          <table:table-cell office:value-type="float" office:value="61981942195" calcext:value-type="float">
            <text:p>61981942195</text:p>
          </table:table-cell>
          <table:table-cell/>
          <table:table-cell office:value-type="float" office:value="6135428427" calcext:value-type="float">
            <text:p>6135428427</text:p>
          </table:table-cell>
          <table:table-cell/>
          <table:table-cell table:style-name="ce1" office:value-type="float" office:value="61993296586" calcext:value-type="float">
            <text:p>61993296586</text:p>
          </table:table-cell>
        </table:table-row>
        <table:table-row table:style-name="ro2">
          <table:table-cell office:value-type="string" calcext:value-type="string">
            <text:p>15.262.515/0001-37</text:p>
          </table:table-cell>
          <table:table-cell office:value-type="string" calcext:value-type="string">
            <text:p><text:a xlink:href="https://ciadetransporte.com.br/" xlink:type="simple">https://ciadetransporte.com.br/</text:a></text:p>
          </table:table-cell>
          <table:table-cell office:value-type="string" calcext:value-type="string">
            <text:p>comercial@ciadetransporte.com</text:p>
          </table:table-cell>
          <table:table-cell office:value-type="float" office:value="61994449108" calcext:value-type="float">
            <text:p>61994449108</text:p>
          </table:table-cell>
          <table:table-cell/>
          <table:table-cell office:value-type="float" office:value="6132483715" calcext:value-type="float">
            <text:p>61324837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1.892.538/0001-28</text:p>
          </table:table-cell>
          <table:table-cell office:value-type="string" calcext:value-type="string">
            <text:p><text:a xlink:href="https://dfcargas.com.br/" xlink:type="simple">https://dfcargas.com.br/</text:a></text:p>
          </table:table-cell>
          <table:table-cell office:value-type="string" calcext:value-type="string">
            <text:p>gyn7@dfcargas.com.br</text:p>
          </table:table-cell>
          <table:table-cell office:value-type="float" office:value="6199957016" calcext:value-type="float">
            <text:p>6199957016</text:p>
          </table:table-cell>
          <table:table-cell/>
          <table:table-cell office:value-type="float" office:value="6183466801" calcext:value-type="float">
            <text:p>61834668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.551.176/0001-13</text:p>
          </table:table-cell>
          <table:table-cell office:value-type="string" calcext:value-type="string">
            <text:p><text:a xlink:href="https://cargas.com.br/" xlink:type="simple">https://cargas.com.br/</text:a></text:p>
          </table:table-cell>
          <table:table-cell office:value-type="string" calcext:value-type="string">
            <text:p>1001cargasbr@gmail.com</text:p>
          </table:table-cell>
          <table:table-cell office:value-type="float" office:value="11941662111" calcext:value-type="float">
            <text:p>11941662111</text:p>
          </table:table-cell>
          <table:table-cell/>
          <table:table-cell office:value-type="float" office:value="6282951001" calcext:value-type="float">
            <text:p>6282951001</text:p>
          </table:table-cell>
          <table:table-cell/>
          <table:table-cell table:style-name="ce1" office:value-type="float" office:value="6230947954" calcext:value-type="float">
            <text:p>6230947954</text:p>
          </table:table-cell>
        </table:table-row>
        <table:table-row table:style-name="ro3">
          <table:table-cell office:value-type="string" calcext:value-type="string">
            <text:p>10.885.840/0001-32</text:p>
          </table:table-cell>
          <table:table-cell office:value-type="string" calcext:value-type="string">
            <text:p><text:a xlink:href="https://www.fretebras.com.br/" xlink:type="simple">https://www.fretebras.com.br/</text:a></text:p>
          </table:table-cell>
          <table:table-cell office:value-type="string" calcext:value-type="string">
            <text:p>news@frete.com</text:p>
          </table:table-cell>
          <table:table-cell office:value-type="float" office:value="1142808801" calcext:value-type="float">
            <text:p>1142808801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20.147.617/0001-41</text:p>
          </table:table-cell>
          <table:table-cell office:value-type="string" calcext:value-type="string">
            <text:p><text:a xlink:href="https://www.jamef.com.br/" xlink:type="simple">https://www.jamef.com.br/</text:a></text:p>
          </table:table-cell>
          <table:table-cell office:value-type="string" calcext:value-type="string">
            <text:p>cadastro.jamef@bhz.jamef.com.br</text:p>
          </table:table-cell>
          <table:table-cell office:value-type="float" office:value="1121216366" calcext:value-type="float">
            <text:p>1121216366</text:p>
          </table:table-cell>
          <table:table-cell/>
          <table:table-cell office:value-type="float" office:value="1121216161" calcext:value-type="float">
            <text:p>1121216161</text:p>
          </table:table-cell>
          <table:table-cell/>
          <table:table-cell table:style-name="ce1" office:value-type="float" office:value="30038474" calcext:value-type="float">
            <text:p>30038474</text:p>
          </table:table-cell>
        </table:table-row>
        <table:table-row table:style-name="ro3">
          <table:table-cell office:value-type="string" calcext:value-type="string">
            <text:p>44.914.992/0001-38</text:p>
          </table:table-cell>
          <table:table-cell office:value-type="string" calcext:value-type="string">
            <text:p><text:a xlink:href="https://rodonaves.com.br/" xlink:type="simple">https://rodonaves.com.br/</text:a></text:p>
          </table:table-cell>
          <table:table-cell office:value-type="string" calcext:value-type="string">
            <text:p>carlos.martins@rte.com.br</text:p>
          </table:table-cell>
          <table:table-cell office:value-type="float" office:value="1640002345" calcext:value-type="float">
            <text:p>1640002345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06.321.409/0001-96</text:p>
          </table:table-cell>
          <table:table-cell office:value-type="string" calcext:value-type="string">
            <text:p><text:a xlink:href="https://www.qualityentregas.com.br/" xlink:type="simple">https://www.qualityentregas.com.br/</text:a></text:p>
          </table:table-cell>
          <table:table-cell office:value-type="string" calcext:value-type="string">
            <text:p>qualityentregas@qualityentregas.com.br</text:p>
          </table:table-cell>
          <table:table-cell office:value-type="float" office:value="1140856300" calcext:value-type="float">
            <text:p>1140856300</text:p>
          </table:table-cell>
          <table:table-cell/>
          <table:table-cell office:value-type="float" office:value="1140856300" calcext:value-type="float">
            <text:p>1140856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.655.100/0001-06</text:p>
          </table:table-cell>
          <table:table-cell office:value-type="string" calcext:value-type="string">
            <text:p><text:a xlink:href="http://www.reallogos.com.br/" xlink:type="simple">http://www.reallogos.com.br/</text:a></text:p>
          </table:table-cell>
          <table:table-cell office:value-type="string" calcext:value-type="string">
            <text:p>logostransportes2@hotmail.com</text:p>
          </table:table-cell>
          <table:table-cell office:value-type="float" office:value="61996515689" calcext:value-type="float">
            <text:p>61996515689</text:p>
          </table:table-cell>
          <table:table-cell/>
          <table:table-cell office:value-type="float" office:value="6133752927" calcext:value-type="float">
            <text:p>61337529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298.420/0001-94</text:p>
          </table:table-cell>
          <table:table-cell office:value-type="string" calcext:value-type="string">
            <text:p><text:a xlink:href="https://www.mandalatransportes.com.br/" xlink:type="simple">https://www.mandalatransportes.com.br</text:a></text:p>
          </table:table-cell>
          <table:table-cell office:value-type="string" calcext:value-type="string">
            <text:p>cotacaodf@mandalatransportes.com.br</text:p>
          </table:table-cell>
          <table:table-cell office:value-type="float" office:value="1124134577" calcext:value-type="float">
            <text:p>1124134577</text:p>
          </table:table-cell>
          <table:table-cell/>
          <table:table-cell office:value-type="float" office:value="6130258750" calcext:value-type="float">
            <text:p>6130258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.170.831/0001-89</text:p>
          </table:table-cell>
          <table:table-cell office:value-type="string" calcext:value-type="string">
            <text:p><text:a xlink:href="https://dsdresidence.com.br/index.html" xlink:type="simple">https://dsdresidence.com.br/index.html</text:a></text:p>
          </table:table-cell>
          <table:table-cell office:value-type="string" calcext:value-type="string">
            <text:p>contato@dsdresidence.com.br</text:p>
          </table:table-cell>
          <table:table-cell office:value-type="float" office:value="11997432054" calcext:value-type="float">
            <text:p>11997432054</text:p>
          </table:table-cell>
          <table:table-cell/>
          <table:table-cell office:value-type="float" office:value="1129553200" calcext:value-type="float">
            <text:p>11295532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6.015.485/0001-80</text:p>
          </table:table-cell>
          <table:table-cell office:value-type="string" calcext:value-type="string">
            <text:p><text:a xlink:href="https://uello.com.br/" xlink:type="simple">https://uello.com.br/</text:a></text:p>
          </table:table-cell>
          <table:table-cell office:value-type="string" calcext:value-type="string">
            <text:p>parceiros@uello.com.br</text:p>
          </table:table-cell>
          <table:table-cell office:value-type="float" office:value="5121217384" calcext:value-type="float">
            <text:p>5121217384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19.782.476/0001-50</text:p>
          </table:table-cell>
          <table:table-cell office:value-type="string" calcext:value-type="string">
            <text:p><text:a xlink:href="https://www.mandae.com.br/" xlink:type="simple">https://www.mandae.com.br/</text:a></text:p>
          </table:table-cell>
          <table:table-cell office:value-type="string" calcext:value-type="string">
            <text:p>financeiro@mandae.com.br</text:p>
          </table:table-cell>
          <table:table-cell office:value-type="float" office:value="1193529352" calcext:value-type="float">
            <text:p>1193529352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73.939.449/0001-93</text:p>
          </table:table-cell>
          <table:table-cell office:value-type="string" calcext:value-type="string">
            <text:p><text:a xlink:href="https://www.totalexpress.com.br/" xlink:type="simple">https://www.totalexpress.com.br/</text:a></text:p>
          </table:table-cell>
          <table:table-cell office:value-type="string" calcext:value-type="string">
            <text:p>cpfiscal@totalexpress.com.br</text:p>
          </table:table-cell>
          <table:table-cell office:value-type="float" office:value="1136275900" calcext:value-type="float">
            <text:p>1136275900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45.453.473/0001-82</text:p>
          </table:table-cell>
          <table:table-cell office:value-type="string" calcext:value-type="string">
            <text:p><text:a xlink:href="https://www.jmtransportadora.com.br/" xlink:type="simple">https://www.jmtransportadora.com.br/</text:a></text:p>
          </table:table-cell>
          <table:table-cell office:value-type="string" calcext:value-type="string">
            <text:p>contato@jmtransportadora.com.br</text:p>
          </table:table-cell>
          <table:table-cell office:value-type="float" office:value="71999338637" calcext:value-type="float">
            <text:p>71999338637</text:p>
          </table:table-cell>
          <table:table-cell/>
          <table:table-cell office:value-type="float" office:value="71999946979" calcext:value-type="float">
            <text:p>71999946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.324.867/0001-80</text:p>
          </table:table-cell>
          <table:table-cell office:value-type="string" calcext:value-type="string">
            <text:p><text:a xlink:href="https://www.transportadorasaoroque.com.br/" xlink:type="simple">https://www.transportadorasaoroque.com.br/</text:a></text:p>
          </table:table-cell>
          <table:table-cell office:value-type="string" calcext:value-type="string">
            <text:p>contato@transportadorasaoroque.com.br</text:p>
          </table:table-cell>
          <table:table-cell office:value-type="float" office:value="66999115663" calcext:value-type="float">
            <text:p>66999115663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24.206.673/0001-60</text:p>
          </table:table-cell>
          <table:table-cell office:value-type="string" calcext:value-type="string">
            <text:p><text:a xlink:href="https://www.instagram.com/imedlog.transportes/" xlink:type="simple">https://www.instagram.com/imedlog.transportes/</text:a></text:p>
          </table:table-cell>
          <table:table-cell office:value-type="string" calcext:value-type="string">
            <text:p>contato@imedlog.com.br</text:p>
          </table:table-cell>
          <table:table-cell office:value-type="float" office:value="61985563051" calcext:value-type="float">
            <text:p>61985563051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38.063.673/0001-63</text:p>
          </table:table-cell>
          <table:table-cell office:value-type="string" calcext:value-type="string">
            <text:p><text:a xlink:href="https://avgexpresso.com.br/" xlink:type="simple">https://avgexpresso.com.br/</text:a></text:p>
          </table:table-cell>
          <table:table-cell office:value-type="string" calcext:value-type="string">
            <text:p>aurora@avgexpresso.com.br</text:p>
          </table:table-cell>
          <table:table-cell office:value-type="float" office:value="61998335559" calcext:value-type="float">
            <text:p>61998335559</text:p>
          </table:table-cell>
          <table:table-cell/>
          <table:table-cell office:value-type="float" office:value="6121054373" calcext:value-type="float">
            <text:p>61210543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.162.568/0001-87</text:p>
          </table:table-cell>
          <table:table-cell office:value-type="string" calcext:value-type="string">
            <text:p><text:a xlink:href="https://dplogtransportes.com.br/" xlink:type="simple">https://dplogtransportes.com.br/</text:a></text:p>
          </table:table-cell>
          <table:table-cell office:value-type="string" calcext:value-type="string">
            <text:p>comercial@dplogtransportes.com.br</text:p>
          </table:table-cell>
          <table:table-cell office:value-type="float" office:value="1334617853" calcext:value-type="float">
            <text:p>1334617853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05.284.396/0001-60</text:p>
          </table:table-cell>
          <table:table-cell office:value-type="string" calcext:value-type="string">
            <text:p><text:a xlink:href="https://www.3alogistica.com.br/#" xlink:type="simple">https://www.3alogistica.com.br/#</text:a></text:p>
          </table:table-cell>
          <table:table-cell office:value-type="string" calcext:value-type="string">
            <text:p>3a.sp@3alogistica.com.br</text:p>
          </table:table-cell>
          <table:table-cell office:value-type="float" office:value="11911839535" calcext:value-type="float">
            <text:p>11911839535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00.586.411/0001-00</text:p>
          </table:table-cell>
          <table:table-cell office:value-type="string" calcext:value-type="string">
            <text:p><text:a xlink:href="https://www.strtransportes.com.br/" xlink:type="simple">https://www.strtransportes.com.br/</text:a></text:p>
          </table:table-cell>
          <table:table-cell office:value-type="string" calcext:value-type="string">
            <text:p>str@strtransportes.com.br</text:p>
          </table:table-cell>
          <table:table-cell office:value-type="float" office:value="48999364981" calcext:value-type="float">
            <text:p>48999364981</text:p>
          </table:table-cell>
          <table:table-cell/>
          <table:table-cell office:value-type="float" office:value="4832630604" calcext:value-type="float">
            <text:p>48326306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6T15:37:51.877000000</meta:creation-date>
    <dc:date>2026-03-16T15:40:10.123000000</dc:date>
    <meta:editing-duration>PT2M18S</meta:editing-duration>
    <meta:editing-cycles>1</meta:editing-cycles>
    <meta:document-statistic meta:table-count="1" meta:cell-count="130" meta:object-count="0"/>
    <meta:generator>LibreOffice/7.1.5.2$Windows_X86_64 LibreOffice_project/85f04e9f809797b8199d13c421bd8a2b025d52b5</meta:generator>
  </office:meta>
</office:document-meta>
</file>